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7465in" style:rel-column-width="26892*"/>
    </style:style>
    <style:style style:name="Table1.B" style:family="table-column">
      <style:table-column-properties style:column-width="1.941in" style:rel-column-width="19005*"/>
    </style:style>
    <style:style style:name="Table1.C" style:family="table-column">
      <style:table-column-properties style:column-width="2.0056in" style:rel-column-width="19638*"/>
    </style:style>
    <style:style style:name="Table1.A1" style:family="table-cell">
      <style:table-cell-properties fo:padding="0in" fo:border="non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8153in" style:rel-column-width="5494*"/>
    </style:style>
    <style:style style:name="Table2.B" style:family="table-column">
      <style:table-column-properties style:column-width="2.8778in" style:rel-column-width="4144*"/>
    </style:style>
    <style:style style:name="P1" style:family="paragraph" style:parent-style-name="Standard">
      <style:text-properties officeooo:rsid="00189018" officeooo:paragraph-rsid="00189018"/>
    </style:style>
    <style:style style:name="P2" style:family="paragraph" style:parent-style-name="Standard">
      <style:text-properties officeooo:rsid="00189018" officeooo:paragraph-rsid="001d1ca0"/>
    </style:style>
    <style:style style:name="P3" style:family="paragraph" style:parent-style-name="Standard">
      <style:paragraph-properties>
        <style:tab-stops>
          <style:tab-stop style:position="0.4264in"/>
        </style:tab-stops>
      </style:paragraph-properties>
      <style:text-properties officeooo:rsid="00189018" officeooo:paragraph-rsid="001d1ca0"/>
    </style:style>
    <style:style style:name="P4" style:family="paragraph" style:parent-style-name="Standard">
      <style:text-properties officeooo:rsid="001932c0" officeooo:paragraph-rsid="001932c0"/>
    </style:style>
    <style:style style:name="P5" style:family="paragraph" style:parent-style-name="Standard">
      <style:text-properties style:text-underline-style="solid" style:text-underline-width="auto" style:text-underline-color="font-color" officeooo:rsid="00189018" officeooo:paragraph-rsid="00189018"/>
    </style:style>
    <style:style style:name="P6" style:family="paragraph" style:parent-style-name="Standard">
      <style:text-properties style:text-underline-style="solid" style:text-underline-width="auto" style:text-underline-color="font-color" officeooo:rsid="001b40e9" officeooo:paragraph-rsid="001d1ca0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217d2f" officeooo:paragraph-rsid="00217d2f" style:font-weight-asian="bold" style:font-weight-complex="bold"/>
    </style:style>
    <style:style style:name="P8" style:family="paragraph" style:parent-style-name="Standard">
      <style:text-properties officeooo:rsid="001b40e9" officeooo:paragraph-rsid="001d1ca0"/>
    </style:style>
    <style:style style:name="P9" style:family="paragraph" style:parent-style-name="Standard">
      <style:text-properties officeooo:rsid="0023364a" officeooo:paragraph-rsid="002b60bc"/>
    </style:style>
    <style:style style:name="P10" style:family="paragraph" style:parent-style-name="Standard">
      <style:text-properties officeooo:rsid="002a9df0" officeooo:paragraph-rsid="002b60bc"/>
    </style:style>
    <style:style style:name="P11" style:family="paragraph" style:parent-style-name="Standard" style:master-page-name="">
      <style:paragraph-properties style:page-number="auto"/>
      <style:text-properties style:text-underline-style="solid" style:text-underline-width="auto" style:text-underline-color="font-color" officeooo:rsid="00189018" officeooo:paragraph-rsid="001d1ca0"/>
    </style:style>
    <style:style style:name="P12" style:family="paragraph" style:parent-style-name="Standard" style:list-style-name="L1">
      <style:text-properties officeooo:rsid="00189018" officeooo:paragraph-rsid="00189018"/>
    </style:style>
    <style:style style:name="P13" style:family="paragraph" style:parent-style-name="Standard" style:list-style-name="L3">
      <style:text-properties officeooo:rsid="00189018" officeooo:paragraph-rsid="001d1ca0"/>
    </style:style>
    <style:style style:name="P14" style:family="paragraph" style:parent-style-name="Standard" style:list-style-name="L3">
      <style:text-properties officeooo:rsid="00189018" officeooo:paragraph-rsid="0039ac5b"/>
    </style:style>
    <style:style style:name="P15" style:family="paragraph" style:parent-style-name="Standard" style:list-style-name="L4">
      <style:text-properties officeooo:rsid="001932c0" officeooo:paragraph-rsid="001d1ca0"/>
    </style:style>
    <style:style style:name="P16" style:family="paragraph" style:parent-style-name="Standard" style:list-style-name="L6">
      <loext:graphic-properties draw:fill="none"/>
      <style:paragraph-properties fo:background-color="transparent">
        <style:tab-stops/>
      </style:paragraph-properties>
      <style:text-properties officeooo:rsid="001b40e9" officeooo:paragraph-rsid="001d1ca0"/>
    </style:style>
    <style:style style:name="P17" style:family="paragraph" style:parent-style-name="Standard" style:list-style-name="L7">
      <style:text-properties officeooo:rsid="001b40e9" officeooo:paragraph-rsid="001d1ca0"/>
    </style:style>
    <style:style style:name="P18" style:family="paragraph" style:parent-style-name="Standard" style:list-style-name="L6">
      <loext:graphic-properties draw:fill="none"/>
      <style:paragraph-properties fo:background-color="transparent">
        <style:tab-stops/>
      </style:paragraph-properties>
      <style:text-properties officeooo:rsid="001d1ca0" officeooo:paragraph-rsid="001d1ca0"/>
    </style:style>
    <style:style style:name="P19" style:family="paragraph" style:parent-style-name="Standard" style:list-style-name="L7">
      <style:text-properties officeooo:rsid="001d1ca0" officeooo:paragraph-rsid="001d1ca0"/>
    </style:style>
    <style:style style:name="P20" style:family="paragraph" style:parent-style-name="Standard">
      <style:text-properties officeooo:rsid="00397737" officeooo:paragraph-rsid="00397737"/>
    </style:style>
    <style:style style:name="P21" style:family="paragraph" style:parent-style-name="Standard">
      <style:text-properties officeooo:rsid="00397737" officeooo:paragraph-rsid="00217d2f"/>
    </style:style>
    <style:style style:name="P22" style:family="paragraph" style:parent-style-name="Standard">
      <style:text-properties officeooo:rsid="0023364a" officeooo:paragraph-rsid="002b60bc"/>
    </style:style>
    <style:style style:name="P23" style:family="paragraph" style:parent-style-name="Standard">
      <style:text-properties officeooo:rsid="002a9df0" officeooo:paragraph-rsid="002b60bc"/>
    </style:style>
    <style:style style:name="P24" style:family="paragraph" style:parent-style-name="Standard">
      <style:text-properties officeooo:rsid="00399cdd" officeooo:paragraph-rsid="00399cdd"/>
    </style:style>
    <style:style style:name="P25" style:family="paragraph" style:parent-style-name="Standard" style:list-style-name="L2">
      <loext:graphic-properties draw:fill="none"/>
      <style:paragraph-properties fo:margin-left="1in" fo:margin-right="0in" fo:text-indent="-0.25in" style:auto-text-indent="false" fo:background-color="transparent"/>
      <style:text-properties officeooo:rsid="001932c0" officeooo:paragraph-rsid="001932c0"/>
    </style:style>
    <style:style style:name="P26" style:family="paragraph" style:parent-style-name="Standard" style:list-style-name="L5">
      <loext:graphic-properties draw:fill="none"/>
      <style:paragraph-properties fo:margin-left="1in" fo:margin-right="0in" fo:text-indent="-0.25in" style:auto-text-indent="false" fo:background-color="transparent"/>
      <style:text-properties style:text-underline-style="solid" style:text-underline-width="auto" style:text-underline-color="font-color" officeooo:rsid="001932c0" officeooo:paragraph-rsid="001d1ca0"/>
    </style:style>
    <style:style style:name="P27" style:family="paragraph" style:parent-style-name="Standard" style:list-style-name="L5" style:master-page-name="">
      <loext:graphic-properties draw:fill="none"/>
      <style:paragraph-properties fo:margin-left="1in" fo:margin-right="0in" fo:text-indent="-0.25in" style:auto-text-indent="false" style:page-number="auto" fo:background-color="transparent">
        <style:tab-stops/>
      </style:paragraph-properties>
      <style:text-properties officeooo:rsid="001932c0" officeooo:paragraph-rsid="001d1ca0"/>
    </style:style>
    <style:style style:name="P28" style:family="paragraph" style:parent-style-name="Standard" style:list-style-name="L5" style:master-page-name="">
      <loext:graphic-properties draw:fill="none"/>
      <style:paragraph-properties fo:margin-left="1in" fo:margin-right="0in" fo:text-indent="-0.25in" style:auto-text-indent="false" style:page-number="auto" fo:background-color="transparent"/>
      <style:text-properties officeooo:rsid="001932c0" officeooo:paragraph-rsid="001d1ca0"/>
    </style:style>
    <style:style style:name="P29" style:family="paragraph" style:parent-style-name="Standard" style:list-style-name="L6" style:master-page-name="">
      <loext:graphic-properties draw:fill="none"/>
      <style:paragraph-properties style:page-number="auto" fo:background-color="transparent">
        <style:tab-stops/>
      </style:paragraph-properties>
      <style:text-properties officeooo:rsid="001b40e9" officeooo:paragraph-rsid="001d1ca0"/>
    </style:style>
    <style:style style:name="T1" style:family="text">
      <style:text-properties style:text-underline-style="none" fo:font-weight="bold" officeooo:rsid="001d1ca0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2a9df0"/>
    </style:style>
    <style:style style:name="T5" style:family="text">
      <style:text-properties officeooo:rsid="00397737"/>
    </style:style>
    <style:style style:name="T6" style:family="text">
      <style:text-properties fo:color="#ff0000"/>
    </style:style>
    <style:style style:name="T7" style:family="text">
      <style:text-properties fo:color="#ff0000" officeooo:rsid="00397737"/>
    </style:style>
    <style:style style:name="T8" style:family="text">
      <style:text-properties officeooo:rsid="00399cd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A. </text:span>QBASIC STATEMENTS</text:p>
      <text:p text:style-name="P1"/>
      <text:list xml:id="list6009979204521033129" text:style-name="L1">
        <text:list-item>
          <text:p text:style-name="P12">CLS [clear screen]</text:p>
        </text:list-item>
        <text:list-item>
          <text:p text:style-name="P12">REM [remarks]</text:p>
        </text:list-item>
        <text:list-item>
          <text:p text:style-name="P12">PRINT [<text:span text:style-name="T6">use (,) and (;) for tab and cursor position</text:span><text:span text:style-name="T4">]</text:span></text:p>
        </text:list-item>
        <text:list-item>
          <text:p text:style-name="P12">LET [<text:span text:style-name="T6">name$=”Ram Prasad”, age=25 etc.</text:span>] [<text:span text:style-name="T6">(:) combines statements</text:span><text:span text:style-name="T4">]</text:span></text:p>
        </text:list-item>
        <text:list-item>
          <text:p text:style-name="P12">INPUT &lt;”message”&gt;;variables</text:p>
        </text:list-item>
        <text:list-item>
          <text:p text:style-name="P12">END [<text:span text:style-name="T6">terminate program execution</text:span>]</text:p>
        </text:list-item>
        <text:list-item>
          <text:p text:style-name="P12">READ … DATA</text:p>
        </text:list-item>
        <text:list-item>
          <text:p text:style-name="P12">RESTORE <text:span text:style-name="T5">[</text:span><text:span text:style-name="T7">to re-read the same data with READ statement</text:span><text:span text:style-name="T5">]</text:span></text:p>
        </text:list-item>
        <text:list-item>
          <text:p text:style-name="P12">SWAP [ <text:span text:style-name="T6">to swap variable’s value</text:span>]</text:p>
        </text:list-item>
      </text:list>
      <text:list xml:id="list991278713968041783" text:style-name="L2">
        <text:list-header>
          <text:p text:style-name="P25"/>
        </text:list-header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1"><text:span text:style-name="T1">B. </text:span>CONTROL STATEMENTS</text:p>
            <text:p text:style-name="P2"/>
            <text:list xml:id="list8081598776926419060" text:style-name="L3">
              <text:list-item>
                <text:p text:style-name="P14">Jumping statements: </text:p>
                <text:p text:style-name="P14"><text:s text:c="6"/>GOTO &lt;label&gt;</text:p>
              </text:list-item>
              <text:list-item>
                <text:p text:style-name="P13">Selection statements:</text:p>
              </text:list-item>
            </text:list>
            <text:list xml:id="list2986292034943974290" text:style-name="L4">
              <text:list-item>
                <text:p text:style-name="P15">IF … THEN</text:p>
              </text:list-item>
              <text:list-item>
                <text:p text:style-name="P15">IF … THEN … ELSE</text:p>
              </text:list-item>
              <text:list-item>
                <text:p text:style-name="P15">IF … ELSEIF … ENDIF</text:p>
              </text:list-item>
              <text:list-item>
                <text:p text:style-name="P15">SELECT CASE</text:p>
              </text:list-item>
            </text:list>
            <text:list xml:id="list84657786476306" text:continue-list="list8081598776926419060" text:style-name="L3">
              <text:list-item>
                <text:p text:style-name="P13">Looping statements:</text:p>
              </text:list-item>
            </text:list>
            <text:list xml:id="list6076562489021896600" text:style-name="L5">
              <text:list-item>
                <text:p text:style-name="P27">FOR … NEXT</text:p>
              </text:list-item>
              <text:list-item>
                <text:p text:style-name="P28">WHILE … WEND</text:p>
              </text:list-item>
              <text:list-item>
                <text:p text:style-name="P26">DO … WHILE</text:p>
              </text:list-item>
            </text:list>
          </table:table-cell>
          <table:table-cell table:style-name="Table1.A1" office:value-type="string">
            <text:p text:style-name="P6"><text:span text:style-name="T1">C. </text:span><text:span text:style-name="T3">STRING FUNCTIONS</text:span></text:p>
            <text:p text:style-name="P8"><text:tab/></text:p>
            <text:list xml:id="list3702929831166407726" text:style-name="L6">
              <text:list-item>
                <text:p text:style-name="P29">LEN</text:p>
              </text:list-item>
              <text:list-item>
                <text:p text:style-name="P16">LEFT$</text:p>
              </text:list-item>
              <text:list-item>
                <text:p text:style-name="P16">RIGHT$</text:p>
              </text:list-item>
              <text:list-item>
                <text:p text:style-name="P16">MID$</text:p>
              </text:list-item>
              <text:list-item>
                <text:p text:style-name="P16">UCASE$</text:p>
              </text:list-item>
              <text:list-item>
                <text:p text:style-name="P16">LCASE$</text:p>
              </text:list-item>
              <text:list-item>
                <text:p text:style-name="P16">SPC</text:p>
              </text:list-item>
              <text:list-item>
                <text:p text:style-name="P18">TAB</text:p>
              </text:list-item>
            </text:list>
            <text:p text:style-name="P8"/>
          </table:table-cell>
          <table:table-cell table:style-name="Table1.A1" office:value-type="string">
            <text:p text:style-name="P8"><text:span text:style-name="T1">D. </text:span><text:span text:style-name="T2">LIBRARY FUNCTIONS</text:span></text:p>
            <text:p text:style-name="P8"/>
            <text:list xml:id="list2538453414874149565" text:style-name="L7">
              <text:list-item>
                <text:p text:style-name="P17">SQR</text:p>
              </text:list-item>
              <text:list-item>
                <text:p text:style-name="P17">MOD</text:p>
              </text:list-item>
              <text:list-item>
                <text:p text:style-name="P17">ABS</text:p>
              </text:list-item>
              <text:list-item>
                <text:p text:style-name="P17">INT</text:p>
              </text:list-item>
              <text:list-item>
                <text:p text:style-name="P17">LINT</text:p>
              </text:list-item>
              <text:list-item>
                <text:p text:style-name="P19">SINT</text:p>
              </text:list-item>
            </text:list>
            <text:p text:style-name="P3"/>
          </table:table-cell>
        </table:table-row>
      </table:table>
      <text:p text:style-name="P4"/>
      <text:p text:style-name="P7">Examples:</text:p>
      <table:table table:name="Table2" table:style-name="Table2">
        <table:table-column table:style-name="Table2.A"/>
        <table:table-column table:style-name="Table2.B"/>
        <table:table-row>
          <table:table-cell office:value-type="string">
            <text:p text:style-name="P9">#1<text:tab/>PRINT “Hello World!”</text:p>
            <text:p text:style-name="P9"><text:tab/>CLS</text:p>
            <text:p text:style-name="P9"><text:tab/>PRINT “I am computer programmer”</text:p>
            <text:p text:style-name="P9"><text:tab/>END</text:p>
            <text:p text:style-name="P9"/>
            <text:p text:style-name="P9">#2<text:tab/>CLS</text:p>
            <text:p text:style-name="P9"><text:tab/>REM a program to calculate the area of circle.</text:p>
            <text:p text:style-name="P9"><text:tab/>INPUT “Enter the radius of the circle”; r</text:p>
            <text:p text:style-name="P9"><text:tab/>LET Pi = 22/7</text:p>
            <text:p text:style-name="P9"><text:tab/>Area = Pi*r*r</text:p>
            <text:p text:style-name="P9"><text:tab/>PRINT “The area of the circle is”;Area</text:p>
            <text:p text:style-name="P9"><text:tab/>END</text:p>
            <text:p text:style-name="P9"/>
            <text:p text:style-name="P9">#3<text:tab/><text:span text:style-name="T4">CLS</text:span></text:p>
            <text:p text:style-name="P10"><text:tab/>INPUT “Enter the marks in three subjects:”a,b,c</text:p>
            <text:p text:style-name="P10"><text:tab/>average=(a+b+c)/3</text:p>
            <text:p text:style-name="P10"><text:tab/>PRINT “The average marks is:”;average</text:p>
            <text:p text:style-name="P9"><text:tab/><text:span text:style-name="T4">END</text:span></text:p>
            <text:p text:style-name="P9"/>
            <text:p text:style-name="P24">#4 <text:s text:c="7"/>CLS</text:p>
            <text:p text:style-name="P24"><text:s text:c="12"/>PRINT “This will be printed”</text:p>
            <text:p text:style-name="P24"><text:s text:c="12"/>END</text:p>
            <text:p text:style-name="P24"><text:s text:c="12"/>PRINT “This will not be printed” </text:p>
          </table:table-cell>
          <table:table-cell office:value-type="string">
            <text:p text:style-name="P10">#<text:span text:style-name="T8">5</text:span><text:tab/>CLS</text:p>
            <text:p text:style-name="P10"><text:tab/>READ n$, c, r</text:p>
            <text:p text:style-name="P10"><text:tab/>PRINT “Name: “;n$</text:p>
            <text:p text:style-name="P10"><text:tab/>PRINT “Class: “;c</text:p>
            <text:p text:style-name="P10"><text:tab/>PRINT “Roll No: “r</text:p>
            <text:p text:style-name="P10"><text:tab/>DATA Ram, 2, 24</text:p>
            <text:p text:style-name="P10"><text:tab/>END</text:p>
            <text:p text:style-name="P20"/>
            <text:p text:style-name="P20">#<text:span text:style-name="T8">6</text:span><text:tab/>CLS</text:p>
            <text:p text:style-name="P20"><text:tab/>READ a,b,c</text:p>
            <text:p text:style-name="P20"><text:tab/>RESTORE</text:p>
            <text:p text:style-name="P20"><text:s text:c="12"/>READ d,e,f</text:p>
            <text:p text:style-name="P20"><text:s text:c="12"/>PRINT a,b,c,d,e,f</text:p>
            <text:p text:style-name="P20"><text:s text:c="12"/>DATA 10,20,30</text:p>
            <text:p text:style-name="P20"><text:s text:c="12"/>END</text:p>
            <text:p text:style-name="P20"/>
            <text:p text:style-name="P20">#<text:span text:style-name="T8">7</text:span> <text:s text:c="7"/>CLS</text:p>
            <text:p text:style-name="P20"><text:tab/>LET a=10:LET b=20</text:p>
            <text:p text:style-name="P20"><text:tab/>PRINT “Before swapping:”</text:p>
            <text:p text:style-name="P20"><text:tab/>PRINT a,b</text:p>
            <text:p text:style-name="P20"><text:tab/>SWAP a,b</text:p>
            <text:p text:style-name="P20"><text:tab/>PRINT “After swapping:”</text:p>
            <text:p text:style-name="P20"><text:tab/>PRINT a,b</text:p>
            <text:p text:style-name="P20"><text:tab/>END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2T11:35:39.860660221</meta:creation-date>
    <dc:date>2018-09-24T08:46:44.634951872</dc:date>
    <meta:editing-duration>PT55M3S</meta:editing-duration>
    <meta:editing-cycles>10</meta:editing-cycles>
    <meta:generator>LibreOffice/5.1.6.2$Linux_X86_64 LibreOffice_project/10m0$Build-2</meta:generator>
    <meta:document-statistic meta:table-count="2" meta:image-count="0" meta:object-count="0" meta:page-count="1" meta:paragraph-count="82" meta:word-count="265" meta:character-count="1460" meta:non-whitespace-character-count="1174"/>
  </office:meta>
</office:document-meta>
</file>